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22.86mm"/>
    </style:style>
    <style:style style:name="co4" style:family="table-column">
      <style:table-column-properties fo:break-before="auto" style:column-width="25.31mm"/>
    </style:style>
    <style:style style:name="co5" style:family="table-column">
      <style:table-column-properties fo:break-before="auto" style:column-width="35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 style:data-style-name="N3"/>
    <style:style style:name="ce2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59.99mm" svg:height="89.99mm" svg:x="155.41mm" svg:y="0.21mm">
            <loext:p draw:notify-on-update-of-ranges="Hoja1.B1:Hoja1.B1 Hoja1.B2:Hoja1.B43 Hoja1.C1:Hoja1.C1 Hoja1.C2:Hoja1.C4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row table:style-name="ro1">
          <table:table-cell/>
          <table:table-cell table:style-name="Default" office:value-type="string" calcext:value-type="string">
            <text:p>Normal</text:p>
          </table:table-cell>
          <table:table-cell table:style-name="Default" office:value-type="string" calcext:value-type="string">
            <text:p>Poda</text:p>
          </table:table-cell>
          <table:table-cell table:style-name="Default" office:value-type="string" calcext:value-type="string">
            <text:p>Diferencia</text:p>
          </table:table-cell>
          <table:table-cell table:style-name="Default" office:value-type="string" calcext:value-type="string">
            <text:p>%Diferencia</text:p>
          </table:table-cell>
        </table:table-row>
        <table:table-row table:style-name="ro1">
          <table:table-cell/>
          <table:table-cell office:value-type="float" office:value="137256" calcext:value-type="float">
            <text:p>137.256</text:p>
          </table:table-cell>
          <table:table-cell office:value-type="float" office:value="20567" calcext:value-type="float">
            <text:p>20.567</text:p>
          </table:table-cell>
          <table:table-cell table:formula="of:=[.B2]-[.C2]" office:value-type="float" office:value="116689" calcext:value-type="float">
            <text:p>116.689</text:p>
          </table:table-cell>
          <table:table-cell table:formula="of:=[.D2]/[.B2]" office:value-type="percentage" office:value="0.85015591303841" calcext:value-type="percentage">
            <text:p>85,02 %</text:p>
          </table:table-cell>
        </table:table-row>
        <table:table-row table:style-name="ro1">
          <table:table-cell/>
          <table:table-cell office:value-type="float" office:value="274511" calcext:value-type="float">
            <text:p>274.511</text:p>
          </table:table-cell>
          <table:table-cell office:value-type="float" office:value="41981" calcext:value-type="float">
            <text:p>41.981</text:p>
          </table:table-cell>
          <table:table-cell table:formula="of:=[.B3]-[.C3]" office:value-type="float" office:value="232530" calcext:value-type="float">
            <text:p>232.530</text:p>
          </table:table-cell>
          <table:table-cell table:formula="of:=[.D3]/[.B3]" office:value-type="percentage" office:value="0.847069880624092" calcext:value-type="percentage">
            <text:p>84,71 %</text:p>
          </table:table-cell>
        </table:table-row>
        <table:table-row table:style-name="ro1">
          <table:table-cell/>
          <table:table-cell office:value-type="float" office:value="411513" calcext:value-type="float">
            <text:p>411.513</text:p>
          </table:table-cell>
          <table:table-cell office:value-type="float" office:value="68306" calcext:value-type="float">
            <text:p>68.306</text:p>
          </table:table-cell>
          <table:table-cell table:formula="of:=[.B4]-[.C4]" office:value-type="float" office:value="343207" calcext:value-type="float">
            <text:p>343.207</text:p>
          </table:table-cell>
          <table:table-cell table:formula="of:=[.D4]/[.B4]" office:value-type="percentage" office:value="0.834012534233426" calcext:value-type="percentage">
            <text:p>83,40 %</text:p>
          </table:table-cell>
        </table:table-row>
        <table:table-row table:style-name="ro1">
          <table:table-cell/>
          <table:table-cell office:value-type="float" office:value="546469" calcext:value-type="float">
            <text:p>546.469</text:p>
          </table:table-cell>
          <table:table-cell office:value-type="float" office:value="94276" calcext:value-type="float">
            <text:p>94.276</text:p>
          </table:table-cell>
          <table:table-cell table:formula="of:=[.B5]-[.C5]" office:value-type="float" office:value="452193" calcext:value-type="float">
            <text:p>452.193</text:p>
          </table:table-cell>
          <table:table-cell table:formula="of:=[.D5]/[.B5]" office:value-type="percentage" office:value="0.827481522282142" calcext:value-type="percentage">
            <text:p>82,75 %</text:p>
          </table:table-cell>
        </table:table-row>
        <table:table-row table:style-name="ro1">
          <table:table-cell/>
          <table:table-cell office:value-type="float" office:value="682647" calcext:value-type="float">
            <text:p>682.647</text:p>
          </table:table-cell>
          <table:table-cell office:value-type="float" office:value="116943" calcext:value-type="float">
            <text:p>116.943</text:p>
          </table:table-cell>
          <table:table-cell table:formula="of:=[.B6]-[.C6]" office:value-type="float" office:value="565704" calcext:value-type="float">
            <text:p>565.704</text:p>
          </table:table-cell>
          <table:table-cell table:formula="of:=[.D6]/[.B6]" office:value-type="percentage" office:value="0.828691842196626" calcext:value-type="percentage">
            <text:p>82,87 %</text:p>
          </table:table-cell>
        </table:table-row>
        <table:table-row table:style-name="ro1">
          <table:table-cell/>
          <table:table-cell office:value-type="float" office:value="814337" calcext:value-type="float">
            <text:p>814.337</text:p>
          </table:table-cell>
          <table:table-cell office:value-type="float" office:value="133278" calcext:value-type="float">
            <text:p>133.278</text:p>
          </table:table-cell>
          <table:table-cell table:formula="of:=[.B7]-[.C7]" office:value-type="float" office:value="681059" calcext:value-type="float">
            <text:p>681.059</text:p>
          </table:table-cell>
          <table:table-cell table:formula="of:=[.D7]/[.B7]" office:value-type="percentage" office:value="0.836335571145607" calcext:value-type="percentage">
            <text:p>83,63 %</text:p>
          </table:table-cell>
        </table:table-row>
        <table:table-row table:style-name="ro1">
          <table:table-cell/>
          <table:table-cell office:value-type="float" office:value="924208" calcext:value-type="float">
            <text:p>924.208</text:p>
          </table:table-cell>
          <table:table-cell office:value-type="float" office:value="146054" calcext:value-type="float">
            <text:p>146.054</text:p>
          </table:table-cell>
          <table:table-cell table:formula="of:=[.B8]-[.C8]" office:value-type="float" office:value="778154" calcext:value-type="float">
            <text:p>778.154</text:p>
          </table:table-cell>
          <table:table-cell table:formula="of:=[.D8]/[.B8]" office:value-type="percentage" office:value="0.841968474629088" calcext:value-type="percentage">
            <text:p>84,20 %</text:p>
          </table:table-cell>
        </table:table-row>
        <table:table-row table:style-name="ro1">
          <table:table-cell/>
          <table:table-cell office:value-type="float" office:value="980043" calcext:value-type="float">
            <text:p>980.043</text:p>
          </table:table-cell>
          <table:table-cell office:value-type="float" office:value="153565" calcext:value-type="float">
            <text:p>153.565</text:p>
          </table:table-cell>
          <table:table-cell table:formula="of:=[.B9]-[.C9]" office:value-type="float" office:value="826478" calcext:value-type="float">
            <text:p>826.478</text:p>
          </table:table-cell>
          <table:table-cell table:formula="of:=[.D9]/[.B9]" office:value-type="percentage" office:value="0.843307895673965" calcext:value-type="percentage">
            <text:p>84,33 %</text:p>
          </table:table-cell>
        </table:table-row>
        <table:table-row table:style-name="ro1">
          <table:table-cell/>
          <table:table-cell office:value-type="float" office:value="1035703" calcext:value-type="float">
            <text:p>1.035.703</text:p>
          </table:table-cell>
          <table:table-cell office:value-type="float" office:value="162817" calcext:value-type="float">
            <text:p>162.817</text:p>
          </table:table-cell>
          <table:table-cell table:formula="of:=[.B10]-[.C10]" office:value-type="float" office:value="872886" calcext:value-type="float">
            <text:p>872.886</text:p>
          </table:table-cell>
          <table:table-cell table:formula="of:=[.D10]/[.B10]" office:value-type="percentage" office:value="0.842795666325192" calcext:value-type="percentage">
            <text:p>84,28 %</text:p>
          </table:table-cell>
        </table:table-row>
        <table:table-row table:style-name="ro1">
          <table:table-cell/>
          <table:table-cell office:value-type="float" office:value="1090078" calcext:value-type="float">
            <text:p>1.090.078</text:p>
          </table:table-cell>
          <table:table-cell office:value-type="float" office:value="171517" calcext:value-type="float">
            <text:p>171.517</text:p>
          </table:table-cell>
          <table:table-cell table:formula="of:=[.B11]-[.C11]" office:value-type="float" office:value="918561" calcext:value-type="float">
            <text:p>918.561</text:p>
          </table:table-cell>
          <table:table-cell table:formula="of:=[.D11]/[.B11]" office:value-type="percentage" office:value="0.842656213592055" calcext:value-type="percentage">
            <text:p>84,27 %</text:p>
          </table:table-cell>
        </table:table-row>
        <table:table-row table:style-name="ro1">
          <table:table-cell/>
          <table:table-cell office:value-type="float" office:value="1143365" calcext:value-type="float">
            <text:p>1.143.365</text:p>
          </table:table-cell>
          <table:table-cell office:value-type="float" office:value="181110" calcext:value-type="float">
            <text:p>181.110</text:p>
          </table:table-cell>
          <table:table-cell table:formula="of:=[.B12]-[.C12]" office:value-type="float" office:value="962255" calcext:value-type="float">
            <text:p>962.255</text:p>
          </table:table-cell>
          <table:table-cell table:formula="of:=[.D12]/[.B12]" office:value-type="percentage" office:value="0.841599139382437" calcext:value-type="percentage">
            <text:p>84,16 %</text:p>
          </table:table-cell>
        </table:table-row>
        <table:table-row table:style-name="ro1">
          <table:table-cell/>
          <table:table-cell office:value-type="float" office:value="1194731" calcext:value-type="float">
            <text:p>1.194.731</text:p>
          </table:table-cell>
          <table:table-cell office:value-type="float" office:value="188429" calcext:value-type="float">
            <text:p>188.429</text:p>
          </table:table-cell>
          <table:table-cell table:formula="of:=[.B13]-[.C13]" office:value-type="float" office:value="1006302" calcext:value-type="float">
            <text:p>1.006.302</text:p>
          </table:table-cell>
          <table:table-cell table:formula="of:=[.D13]/[.B13]" office:value-type="percentage" office:value="0.842283325702606" calcext:value-type="percentage">
            <text:p>84,23 %</text:p>
          </table:table-cell>
        </table:table-row>
        <table:table-row table:style-name="ro1">
          <table:table-cell/>
          <table:table-cell office:value-type="float" office:value="1235409" calcext:value-type="float">
            <text:p>1.235.409</text:p>
          </table:table-cell>
          <table:table-cell office:value-type="float" office:value="194113" calcext:value-type="float">
            <text:p>194.113</text:p>
          </table:table-cell>
          <table:table-cell table:formula="of:=[.B14]-[.C14]" office:value-type="float" office:value="1041296" calcext:value-type="float">
            <text:p>1.041.296</text:p>
          </table:table-cell>
          <table:table-cell table:formula="of:=[.D14]/[.B14]" office:value-type="percentage" office:value="0.842875517338792" calcext:value-type="percentage">
            <text:p>84,29 %</text:p>
          </table:table-cell>
        </table:table-row>
        <table:table-row table:style-name="ro1">
          <table:table-cell/>
          <table:table-cell office:value-type="float" office:value="1254128" calcext:value-type="float">
            <text:p>1.254.128</text:p>
          </table:table-cell>
          <table:table-cell office:value-type="float" office:value="197704" calcext:value-type="float">
            <text:p>197.704</text:p>
          </table:table-cell>
          <table:table-cell table:formula="of:=[.B15]-[.C15]" office:value-type="float" office:value="1056424" calcext:value-type="float">
            <text:p>1.056.424</text:p>
          </table:table-cell>
          <table:table-cell table:formula="of:=[.D15]/[.B15]" office:value-type="percentage" office:value="0.842357398925787" calcext:value-type="percentage">
            <text:p>84,24 %</text:p>
          </table:table-cell>
        </table:table-row>
        <table:table-row table:style-name="ro1">
          <table:table-cell/>
          <table:table-cell office:value-type="float" office:value="1271996" calcext:value-type="float">
            <text:p>1.271.996</text:p>
          </table:table-cell>
          <table:table-cell office:value-type="float" office:value="201759" calcext:value-type="float">
            <text:p>201.759</text:p>
          </table:table-cell>
          <table:table-cell table:formula="of:=[.B16]-[.C16]" office:value-type="float" office:value="1070237" calcext:value-type="float">
            <text:p>1.070.237</text:p>
          </table:table-cell>
          <table:table-cell table:formula="of:=[.D16]/[.B16]" office:value-type="percentage" office:value="0.841383935169607" calcext:value-type="percentage">
            <text:p>84,14 %</text:p>
          </table:table-cell>
        </table:table-row>
        <table:table-row table:style-name="ro1">
          <table:table-cell/>
          <table:table-cell office:value-type="float" office:value="1284291" calcext:value-type="float">
            <text:p>1.284.291</text:p>
          </table:table-cell>
          <table:table-cell office:value-type="float" office:value="204647" calcext:value-type="float">
            <text:p>204.647</text:p>
          </table:table-cell>
          <table:table-cell table:formula="of:=[.B17]-[.C17]" office:value-type="float" office:value="1079644" calcext:value-type="float">
            <text:p>1.079.644</text:p>
          </table:table-cell>
          <table:table-cell table:formula="of:=[.D17]/[.B17]" office:value-type="percentage" office:value="0.840653714773365" calcext:value-type="percentage">
            <text:p>84,07 %</text:p>
          </table:table-cell>
        </table:table-row>
        <table:table-row table:style-name="ro1">
          <table:table-cell/>
          <table:table-cell office:value-type="float" office:value="1298417" calcext:value-type="float">
            <text:p>1.298.417</text:p>
          </table:table-cell>
          <table:table-cell office:value-type="float" office:value="210556" calcext:value-type="float">
            <text:p>210.556</text:p>
          </table:table-cell>
          <table:table-cell table:formula="of:=[.B18]-[.C18]" office:value-type="float" office:value="1087861" calcext:value-type="float">
            <text:p>1.087.861</text:p>
          </table:table-cell>
          <table:table-cell table:formula="of:=[.D18]/[.B18]" office:value-type="percentage" office:value="0.837836380762113" calcext:value-type="percentage">
            <text:p>83,78 %</text:p>
          </table:table-cell>
        </table:table-row>
        <table:table-row table:style-name="ro1">
          <table:table-cell/>
          <table:table-cell office:value-type="float" office:value="1314735" calcext:value-type="float">
            <text:p>1.314.735</text:p>
          </table:table-cell>
          <table:table-cell office:value-type="float" office:value="216968" calcext:value-type="float">
            <text:p>216.968</text:p>
          </table:table-cell>
          <table:table-cell table:formula="of:=[.B19]-[.C19]" office:value-type="float" office:value="1097767" calcext:value-type="float">
            <text:p>1.097.767</text:p>
          </table:table-cell>
          <table:table-cell table:formula="of:=[.D19]/[.B19]" office:value-type="percentage" office:value="0.834972066614185" calcext:value-type="percentage">
            <text:p>83,50 %</text:p>
          </table:table-cell>
        </table:table-row>
        <table:table-row table:style-name="ro1">
          <table:table-cell/>
          <table:table-cell office:value-type="float" office:value="1330119" calcext:value-type="float">
            <text:p>1.330.119</text:p>
          </table:table-cell>
          <table:table-cell office:value-type="float" office:value="221543" calcext:value-type="float">
            <text:p>221.543</text:p>
          </table:table-cell>
          <table:table-cell table:formula="of:=[.B20]-[.C20]" office:value-type="float" office:value="1108576" calcext:value-type="float">
            <text:p>1.108.576</text:p>
          </table:table-cell>
          <table:table-cell table:formula="of:=[.D20]/[.B20]" office:value-type="percentage" office:value="0.833441218417299" calcext:value-type="percentage">
            <text:p>83,34 %</text:p>
          </table:table-cell>
        </table:table-row>
        <table:table-row table:style-name="ro1">
          <table:table-cell/>
          <table:table-cell office:value-type="float" office:value="1343694" calcext:value-type="float">
            <text:p>1.343.694</text:p>
          </table:table-cell>
          <table:table-cell office:value-type="float" office:value="224487" calcext:value-type="float">
            <text:p>224.487</text:p>
          </table:table-cell>
          <table:table-cell table:formula="of:=[.B21]-[.C21]" office:value-type="float" office:value="1119207" calcext:value-type="float">
            <text:p>1.119.207</text:p>
          </table:table-cell>
          <table:table-cell table:formula="of:=[.D21]/[.B21]" office:value-type="percentage" office:value="0.83293294455434" calcext:value-type="percentage">
            <text:p>83,29 %</text:p>
          </table:table-cell>
        </table:table-row>
        <table:table-row table:style-name="ro1">
          <table:table-cell/>
          <table:table-cell office:value-type="float" office:value="1356192" calcext:value-type="float">
            <text:p>1.356.192</text:p>
          </table:table-cell>
          <table:table-cell office:value-type="float" office:value="227058" calcext:value-type="float">
            <text:p>227.058</text:p>
          </table:table-cell>
          <table:table-cell table:formula="of:=[.B22]-[.C22]" office:value-type="float" office:value="1129134" calcext:value-type="float">
            <text:p>1.129.134</text:p>
          </table:table-cell>
          <table:table-cell table:formula="of:=[.D22]/[.B22]" office:value-type="percentage" office:value="0.832576803284491" calcext:value-type="percentage">
            <text:p>83,26 %</text:p>
          </table:table-cell>
        </table:table-row>
        <table:table-row table:style-name="ro1">
          <table:table-cell/>
          <table:table-cell office:value-type="float" office:value="1368246" calcext:value-type="float">
            <text:p>1.368.246</text:p>
          </table:table-cell>
          <table:table-cell office:value-type="float" office:value="228906" calcext:value-type="float">
            <text:p>228.906</text:p>
          </table:table-cell>
          <table:table-cell table:formula="of:=[.B23]-[.C23]" office:value-type="float" office:value="1139340" calcext:value-type="float">
            <text:p>1.139.340</text:p>
          </table:table-cell>
          <table:table-cell table:formula="of:=[.D23]/[.B23]" office:value-type="percentage" office:value="0.832701137076228" calcext:value-type="percentage">
            <text:p>83,27 %</text:p>
          </table:table-cell>
        </table:table-row>
        <table:table-row table:style-name="ro1">
          <table:table-cell/>
          <table:table-cell office:value-type="float" office:value="1380431" calcext:value-type="float">
            <text:p>1.380.431</text:p>
          </table:table-cell>
          <table:table-cell office:value-type="float" office:value="231779" calcext:value-type="float">
            <text:p>231.779</text:p>
          </table:table-cell>
          <table:table-cell table:formula="of:=[.B24]-[.C24]" office:value-type="float" office:value="1148652" calcext:value-type="float">
            <text:p>1.148.652</text:p>
          </table:table-cell>
          <table:table-cell table:formula="of:=[.D24]/[.B24]" office:value-type="percentage" office:value="0.832096642280563" calcext:value-type="percentage">
            <text:p>83,21 %</text:p>
          </table:table-cell>
        </table:table-row>
        <table:table-row table:style-name="ro1">
          <table:table-cell/>
          <table:table-cell office:value-type="float" office:value="1389334" calcext:value-type="float">
            <text:p>1.389.334</text:p>
          </table:table-cell>
          <table:table-cell office:value-type="float" office:value="233783" calcext:value-type="float">
            <text:p>233.783</text:p>
          </table:table-cell>
          <table:table-cell table:formula="of:=[.B25]-[.C25]" office:value-type="float" office:value="1155551" calcext:value-type="float">
            <text:p>1.155.551</text:p>
          </table:table-cell>
          <table:table-cell table:formula="of:=[.D25]/[.B25]" office:value-type="percentage" office:value="0.831730167116043" calcext:value-type="percentage">
            <text:p>83,17 %</text:p>
          </table:table-cell>
        </table:table-row>
        <table:table-row table:style-name="ro1">
          <table:table-cell/>
          <table:table-cell office:value-type="float" office:value="1396686" calcext:value-type="float">
            <text:p>1.396.686</text:p>
          </table:table-cell>
          <table:table-cell office:value-type="float" office:value="234797" calcext:value-type="float">
            <text:p>234.797</text:p>
          </table:table-cell>
          <table:table-cell table:formula="of:=[.B26]-[.C26]" office:value-type="float" office:value="1161889" calcext:value-type="float">
            <text:p>1.161.889</text:p>
          </table:table-cell>
          <table:table-cell table:formula="of:=[.D26]/[.B26]" office:value-type="percentage" office:value="0.831889916559628" calcext:value-type="percentage">
            <text:p>83,19 %</text:p>
          </table:table-cell>
        </table:table-row>
        <table:table-row table:style-name="ro1">
          <table:table-cell/>
          <table:table-cell office:value-type="float" office:value="1401748" calcext:value-type="float">
            <text:p>1.401.748</text:p>
          </table:table-cell>
          <table:table-cell office:value-type="float" office:value="235697" calcext:value-type="float">
            <text:p>235.697</text:p>
          </table:table-cell>
          <table:table-cell table:formula="of:=[.B27]-[.C27]" office:value-type="float" office:value="1166051" calcext:value-type="float">
            <text:p>1.166.051</text:p>
          </table:table-cell>
          <table:table-cell table:formula="of:=[.D27]/[.B27]" office:value-type="percentage" office:value="0.831854941116378" calcext:value-type="percentage">
            <text:p>83,19 %</text:p>
          </table:table-cell>
        </table:table-row>
        <table:table-row table:style-name="ro1">
          <table:table-cell/>
          <table:table-cell office:value-type="float" office:value="1403399" calcext:value-type="float">
            <text:p>1.403.399</text:p>
          </table:table-cell>
          <table:table-cell office:value-type="float" office:value="235812" calcext:value-type="float">
            <text:p>235.812</text:p>
          </table:table-cell>
          <table:table-cell table:formula="of:=[.B28]-[.C28]" office:value-type="float" office:value="1167587" calcext:value-type="float">
            <text:p>1.167.587</text:p>
          </table:table-cell>
          <table:table-cell table:formula="of:=[.D28]/[.B28]" office:value-type="percentage" office:value="0.831970808016822" calcext:value-type="percentage">
            <text:p>83,20 %</text:p>
          </table:table-cell>
        </table:table-row>
        <table:table-row table:style-name="ro1">
          <table:table-cell/>
          <table:table-cell office:value-type="float" office:value="1404778" calcext:value-type="float">
            <text:p>1.404.778</text:p>
          </table:table-cell>
          <table:table-cell office:value-type="float" office:value="236077" calcext:value-type="float">
            <text:p>236.077</text:p>
          </table:table-cell>
          <table:table-cell table:formula="of:=[.B29]-[.C29]" office:value-type="float" office:value="1168701" calcext:value-type="float">
            <text:p>1.168.701</text:p>
          </table:table-cell>
          <table:table-cell table:formula="of:=[.D29]/[.B29]" office:value-type="percentage" office:value="0.831947111928006" calcext:value-type="percentage">
            <text:p>83,19 %</text:p>
          </table:table-cell>
        </table:table-row>
        <table:table-row table:style-name="ro1">
          <table:table-cell/>
          <table:table-cell office:value-type="float" office:value="1406375" calcext:value-type="float">
            <text:p>1.406.375</text:p>
          </table:table-cell>
          <table:table-cell office:value-type="float" office:value="236117" calcext:value-type="float">
            <text:p>236.117</text:p>
          </table:table-cell>
          <table:table-cell table:formula="of:=[.B30]-[.C30]" office:value-type="float" office:value="1170258" calcext:value-type="float">
            <text:p>1.170.258</text:p>
          </table:table-cell>
          <table:table-cell table:formula="of:=[.D30]/[.B30]" office:value-type="percentage" office:value="0.832109501377655" calcext:value-type="percentage">
            <text:p>83,21 %</text:p>
          </table:table-cell>
        </table:table-row>
        <table:table-row table:style-name="ro1">
          <table:table-cell/>
          <table:table-cell office:value-type="float" office:value="1407600" calcext:value-type="float">
            <text:p>1.407.600</text:p>
          </table:table-cell>
          <table:table-cell office:value-type="float" office:value="236224" calcext:value-type="float">
            <text:p>236.224</text:p>
          </table:table-cell>
          <table:table-cell table:formula="of:=[.B31]-[.C31]" office:value-type="float" office:value="1171376" calcext:value-type="float">
            <text:p>1.171.376</text:p>
          </table:table-cell>
          <table:table-cell table:formula="of:=[.D31]/[.B31]" office:value-type="percentage" office:value="0.832179596476272" calcext:value-type="percentage">
            <text:p>83,22 %</text:p>
          </table:table-cell>
        </table:table-row>
        <table:table-row table:style-name="ro1">
          <table:table-cell/>
          <table:table-cell office:value-type="float" office:value="1408652" calcext:value-type="float">
            <text:p>1.408.652</text:p>
          </table:table-cell>
          <table:table-cell office:value-type="float" office:value="236290" calcext:value-type="float">
            <text:p>236.290</text:p>
          </table:table-cell>
          <table:table-cell table:formula="of:=[.B32]-[.C32]" office:value-type="float" office:value="1172362" calcext:value-type="float">
            <text:p>1.172.362</text:p>
          </table:table-cell>
          <table:table-cell table:formula="of:=[.D32]/[.B32]" office:value-type="percentage" office:value="0.83225807367611" calcext:value-type="percentage">
            <text:p>83,23 %</text:p>
          </table:table-cell>
        </table:table-row>
        <table:table-row table:style-name="ro1">
          <table:table-cell/>
          <table:table-cell office:value-type="float" office:value="1410536" calcext:value-type="float">
            <text:p>1.410.536</text:p>
          </table:table-cell>
          <table:table-cell office:value-type="float" office:value="236389" calcext:value-type="float">
            <text:p>236.389</text:p>
          </table:table-cell>
          <table:table-cell table:formula="of:=[.B33]-[.C33]" office:value-type="float" office:value="1174147" calcext:value-type="float">
            <text:p>1.174.147</text:p>
          </table:table-cell>
          <table:table-cell table:formula="of:=[.D33]/[.B33]" office:value-type="percentage" office:value="0.83241193418672" calcext:value-type="percentage">
            <text:p>83,24 %</text:p>
          </table:table-cell>
        </table:table-row>
        <table:table-row table:style-name="ro1">
          <table:table-cell/>
          <table:table-cell office:value-type="float" office:value="1411892" calcext:value-type="float">
            <text:p>1.411.892</text:p>
          </table:table-cell>
          <table:table-cell office:value-type="float" office:value="236489" calcext:value-type="float">
            <text:p>236.489</text:p>
          </table:table-cell>
          <table:table-cell table:formula="of:=[.B34]-[.C34]" office:value-type="float" office:value="1175403" calcext:value-type="float">
            <text:p>1.175.403</text:p>
          </table:table-cell>
          <table:table-cell table:formula="of:=[.D34]/[.B34]" office:value-type="percentage" office:value="0.832502061064161" calcext:value-type="percentage">
            <text:p>83,25 %</text:p>
          </table:table-cell>
        </table:table-row>
        <table:table-row table:style-name="ro1">
          <table:table-cell/>
          <table:table-cell office:value-type="float" office:value="1412210" calcext:value-type="float">
            <text:p>1.412.210</text:p>
          </table:table-cell>
          <table:table-cell office:value-type="float" office:value="236554" calcext:value-type="float">
            <text:p>236.554</text:p>
          </table:table-cell>
          <table:table-cell table:formula="of:=[.B35]-[.C35]" office:value-type="float" office:value="1175656" calcext:value-type="float">
            <text:p>1.175.656</text:p>
          </table:table-cell>
          <table:table-cell table:formula="of:=[.D35]/[.B35]" office:value-type="percentage" office:value="0.832493750929394" calcext:value-type="percentage">
            <text:p>83,25 %</text:p>
          </table:table-cell>
        </table:table-row>
        <table:table-row table:style-name="ro1">
          <table:table-cell/>
          <table:table-cell office:value-type="float" office:value="1412398" calcext:value-type="float">
            <text:p>1.412.398</text:p>
          </table:table-cell>
          <table:table-cell office:value-type="float" office:value="236570" calcext:value-type="float">
            <text:p>236.570</text:p>
          </table:table-cell>
          <table:table-cell table:formula="of:=[.B36]-[.C36]" office:value-type="float" office:value="1175828" calcext:value-type="float">
            <text:p>1.175.828</text:p>
          </table:table-cell>
          <table:table-cell table:formula="of:=[.D36]/[.B36]" office:value-type="percentage" office:value="0.832504718924836" calcext:value-type="percentage">
            <text:p>83,25 %</text:p>
          </table:table-cell>
        </table:table-row>
        <table:table-row table:style-name="ro1">
          <table:table-cell/>
          <table:table-cell office:value-type="float" office:value="1412489" calcext:value-type="float">
            <text:p>1.412.489</text:p>
          </table:table-cell>
          <table:table-cell office:value-type="float" office:value="236591" calcext:value-type="float">
            <text:p>236.591</text:p>
          </table:table-cell>
          <table:table-cell table:formula="of:=[.B37]-[.C37]" office:value-type="float" office:value="1175898" calcext:value-type="float">
            <text:p>1.175.898</text:p>
          </table:table-cell>
          <table:table-cell table:formula="of:=[.D37]/[.B37]" office:value-type="percentage" office:value="0.832500642482879" calcext:value-type="percentage">
            <text:p>83,25 %</text:p>
          </table:table-cell>
        </table:table-row>
        <table:table-row table:style-name="ro1">
          <table:table-cell/>
          <table:table-cell office:value-type="float" office:value="1412511" calcext:value-type="float">
            <text:p>1.412.511</text:p>
          </table:table-cell>
          <table:table-cell office:value-type="float" office:value="236608" calcext:value-type="float">
            <text:p>236.608</text:p>
          </table:table-cell>
          <table:table-cell table:formula="of:=[.B38]-[.C38]" office:value-type="float" office:value="1175903" calcext:value-type="float">
            <text:p>1.175.903</text:p>
          </table:table-cell>
          <table:table-cell table:formula="of:=[.D38]/[.B38]" office:value-type="percentage" office:value="0.83249121599761" calcext:value-type="percentage">
            <text:p>83,25 %</text:p>
          </table:table-cell>
        </table:table-row>
        <table:table-row table:style-name="ro1">
          <table:table-cell/>
          <table:table-cell office:value-type="float" office:value="1412527" calcext:value-type="float">
            <text:p>1.412.527</text:p>
          </table:table-cell>
          <table:table-cell office:value-type="float" office:value="236615" calcext:value-type="float">
            <text:p>236.615</text:p>
          </table:table-cell>
          <table:table-cell table:formula="of:=[.B39]-[.C39]" office:value-type="float" office:value="1175912" calcext:value-type="float">
            <text:p>1.175.912</text:p>
          </table:table-cell>
          <table:table-cell table:formula="of:=[.D39]/[.B39]" office:value-type="percentage" office:value="0.832488157748489" calcext:value-type="percentage">
            <text:p>83,25 %</text:p>
          </table:table-cell>
        </table:table-row>
        <table:table-row table:style-name="ro1">
          <table:table-cell/>
          <table:table-cell office:value-type="float" office:value="1412534" calcext:value-type="float">
            <text:p>1.412.534</text:p>
          </table:table-cell>
          <table:table-cell office:value-type="float" office:value="236617" calcext:value-type="float">
            <text:p>236.617</text:p>
          </table:table-cell>
          <table:table-cell table:formula="of:=[.B40]-[.C40]" office:value-type="float" office:value="1175917" calcext:value-type="float">
            <text:p>1.175.917</text:p>
          </table:table-cell>
          <table:table-cell table:formula="of:=[.D40]/[.B40]" office:value-type="percentage" office:value="0.832487571980568" calcext:value-type="percentage">
            <text:p>83,25 %</text:p>
          </table:table-cell>
        </table:table-row>
        <table:table-row table:style-name="ro1">
          <table:table-cell/>
          <table:table-cell office:value-type="float" office:value="1412540" calcext:value-type="float">
            <text:p>1.412.540</text:p>
          </table:table-cell>
          <table:table-cell office:value-type="float" office:value="236620" calcext:value-type="float">
            <text:p>236.620</text:p>
          </table:table-cell>
          <table:table-cell table:formula="of:=[.B41]-[.C41]" office:value-type="float" office:value="1175920" calcext:value-type="float">
            <text:p>1.175.920</text:p>
          </table:table-cell>
          <table:table-cell table:formula="of:=[.D41]/[.B41]" office:value-type="percentage" office:value="0.832486159683974" calcext:value-type="percentage">
            <text:p>83,25 %</text:p>
          </table:table-cell>
        </table:table-row>
        <table:table-row table:style-name="ro1">
          <table:table-cell/>
          <table:table-cell office:value-type="float" office:value="1412542" calcext:value-type="float">
            <text:p>1.412.542</text:p>
          </table:table-cell>
          <table:table-cell office:value-type="float" office:value="236621" calcext:value-type="float">
            <text:p>236.621</text:p>
          </table:table-cell>
          <table:table-cell table:formula="of:=[.B42]-[.C42]" office:value-type="float" office:value="1175921" calcext:value-type="float">
            <text:p>1.175.921</text:p>
          </table:table-cell>
          <table:table-cell table:formula="of:=[.D42]/[.B42]" office:value-type="percentage" office:value="0.832485688921108" calcext:value-type="percentage">
            <text:p>83,25 %</text:p>
          </table:table-cell>
        </table:table-row>
        <table:table-row table:style-name="ro1">
          <table:table-cell/>
          <table:table-cell office:value-type="float" office:value="1412543" calcext:value-type="float">
            <text:p>1.412.543</text:p>
          </table:table-cell>
          <table:table-cell office:value-type="float" office:value="236622" calcext:value-type="float">
            <text:p>236.622</text:p>
          </table:table-cell>
          <table:table-cell table:formula="of:=[.B43]-[.C43]" office:value-type="float" office:value="1175921" calcext:value-type="float">
            <text:p>1.175.921</text:p>
          </table:table-cell>
          <table:table-cell table:formula="of:=[.D43]/[.B43]" office:value-type="percentage" office:value="0.83248509956865" calcext:value-type="percentage">
            <text:p>83,25 %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43])" office:value-type="float" office:value="50425813" calcext:value-type="float">
            <text:p>50.425.813</text:p>
          </table:table-cell>
          <table:table-cell table:formula="of:=SUM([.C2:.C43])" office:value-type="float" office:value="8325456" calcext:value-type="float">
            <text:p>8.325.456</text:p>
          </table:table-cell>
          <table:table-cell table:formula="of:=SUM([.D2:.D43])" office:value-type="float" office:value="42100357" calcext:value-type="float">
            <text:p>42.100.357</text:p>
          </table:table-cell>
          <table:table-cell table:formula="of:=[.D45]/[.B45]" office:value-type="percentage" office:value="0.834896940580809" calcext:value-type="percentage">
            <text:p>83,49 %</text:p>
          </table:table-cell>
        </table:table-row>
        <table:table-row table:style-name="ro1">
          <table:table-cell office:value-type="string" calcext:value-type="string">
            <text:p>Promedio</text:p>
          </table:table-cell>
          <table:table-cell table:formula="of:=AVERAGE([.B2:.B43])" office:value-type="float" office:value="1200614.5952381" calcext:value-type="float">
            <text:p>1.200.615</text:p>
          </table:table-cell>
          <table:table-cell table:formula="of:=AVERAGE([.C2:.C43])" office:value-type="float" office:value="198225.142857143" calcext:value-type="float">
            <text:p>198.225</text:p>
          </table:table-cell>
          <table:table-cell table:formula="of:=AVERAGE([.D2:.D43])" office:value-type="float" office:value="1002389.45238095" calcext:value-type="float">
            <text:p>1.002.389</text:p>
          </table:table-cell>
          <table:table-cell table:formula="of:=[.D46]/[.B46]" office:value-type="percentage" office:value="0.834896940580804" calcext:value-type="percentage">
            <text:p>83,49 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6" loext:min-decimal-places="6" number:min-integer-digits="1"/>
    </number:number-style>
    <number:number-style style:name="N107">
      <number:number number:decimal-places="5" loext:min-decimal-places="5" number:min-integer-digits="1"/>
    </number:number-style>
    <number:number-style style:name="N108">
      <number:number number:decimal-places="4" loext:min-decimal-places="4" number:min-integer-digits="1"/>
    </number:number-style>
    <number:number-style style:name="N109">
      <number:number number:decimal-places="3" loext:min-decimal-places="3" number:min-integer-digits="1"/>
    </number:number-style>
    <number:number-style style:name="N110">
      <number:number number:decimal-places="1" loext:min-decimal-places="1" number:min-integer-digits="1"/>
    </number:number-style>
    <number:number-style style:name="N111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0">00/00/0000</text:date>, <text:time style:data-style-name="N2" text:time-value="17:03:20.78733001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0T14:47:15.111890379</meta:creation-date>
    <dc:date>2016-10-30T17:08:35.652876332</dc:date>
    <meta:editing-duration>PT18M15S</meta:editing-duration>
    <meta:editing-cycles>3</meta:editing-cycles>
    <meta:generator>LibreOffice/5.2.2.2$Linux_X86_64 LibreOffice_project/20m0$Build-2</meta:generator>
    <meta:document-statistic meta:table-count="1" meta:cell-count="18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71cm" svg:y="3.952cm" style:legend-expansion="high" chart:style-name="ch2"/>
        <chart:plot-area chart:style-name="ch3" table:cell-range-address="Hoja1.B1:Hoja1.C43" chart:data-source-has-labels="row" svg:x="0.32cm" svg:y="0.18cm" svg:width="12.931cm" svg:height="8.64cm">
          <chartooo:coordinate-region svg:x="2.079cm" svg:y="0.379cm" svg:width="11.172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B2:Hoja1.B43" chart:label-cell-address="Hoja1.B1:Hoja1.B1" chart:class="chart:line">
            <chart:data-point chart:repeated="42"/>
          </chart:series>
          <chart:series chart:style-name="ch8" chart:values-cell-range-address="Hoja1.C2:Hoja1.C43" chart:label-cell-address="Hoja1.C1:Hoja1.C1" chart:class="chart:line">
            <chart:data-point chart:repeated="4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</text:p>
                <draw:g>
                  <svg:desc>Hoja1.B1:Hoja1.B1</svg:desc>
                </draw:g>
              </table:table-cell>
              <table:table-cell office:value-type="string">
                <text:p>Poda</text:p>
                <draw:g>
                  <svg:desc>Hoja1.C1:Hoja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7256">
                <text:p>137256</text:p>
                <draw:g>
                  <svg:desc>Hoja1.B2:Hoja1.B43</svg:desc>
                </draw:g>
              </table:table-cell>
              <table:table-cell office:value-type="float" office:value="20567">
                <text:p>20567</text:p>
                <draw:g>
                  <svg:desc>Hoja1.C2:Hoja1.C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4511">
                <text:p>274511</text:p>
              </table:table-cell>
              <table:table-cell office:value-type="float" office:value="41981">
                <text:p>41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1513">
                <text:p>411513</text:p>
              </table:table-cell>
              <table:table-cell office:value-type="float" office:value="68306">
                <text:p>683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6469">
                <text:p>546469</text:p>
              </table:table-cell>
              <table:table-cell office:value-type="float" office:value="94276">
                <text:p>942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82647">
                <text:p>682647</text:p>
              </table:table-cell>
              <table:table-cell office:value-type="float" office:value="116943">
                <text:p>1169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14337">
                <text:p>814337</text:p>
              </table:table-cell>
              <table:table-cell office:value-type="float" office:value="133278">
                <text:p>1332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24208">
                <text:p>924208</text:p>
              </table:table-cell>
              <table:table-cell office:value-type="float" office:value="146054">
                <text:p>1460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80043">
                <text:p>980043</text:p>
              </table:table-cell>
              <table:table-cell office:value-type="float" office:value="153565">
                <text:p>1535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35703">
                <text:p>1035703</text:p>
              </table:table-cell>
              <table:table-cell office:value-type="float" office:value="162817">
                <text:p>1628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90078">
                <text:p>1090078</text:p>
              </table:table-cell>
              <table:table-cell office:value-type="float" office:value="171517">
                <text:p>1715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43365">
                <text:p>1143365</text:p>
              </table:table-cell>
              <table:table-cell office:value-type="float" office:value="181110">
                <text:p>1811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94731">
                <text:p>1194731</text:p>
              </table:table-cell>
              <table:table-cell office:value-type="float" office:value="188429">
                <text:p>1884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35409">
                <text:p>1235409</text:p>
              </table:table-cell>
              <table:table-cell office:value-type="float" office:value="194113">
                <text:p>1941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54128">
                <text:p>1254128</text:p>
              </table:table-cell>
              <table:table-cell office:value-type="float" office:value="197704">
                <text:p>1977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71996">
                <text:p>1271996</text:p>
              </table:table-cell>
              <table:table-cell office:value-type="float" office:value="201759">
                <text:p>2017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84291">
                <text:p>1284291</text:p>
              </table:table-cell>
              <table:table-cell office:value-type="float" office:value="204647">
                <text:p>2046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98417">
                <text:p>1298417</text:p>
              </table:table-cell>
              <table:table-cell office:value-type="float" office:value="210556">
                <text:p>2105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14735">
                <text:p>1314735</text:p>
              </table:table-cell>
              <table:table-cell office:value-type="float" office:value="216968">
                <text:p>2169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30119">
                <text:p>1330119</text:p>
              </table:table-cell>
              <table:table-cell office:value-type="float" office:value="221543">
                <text:p>2215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43694">
                <text:p>1343694</text:p>
              </table:table-cell>
              <table:table-cell office:value-type="float" office:value="224487">
                <text:p>2244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56192">
                <text:p>1356192</text:p>
              </table:table-cell>
              <table:table-cell office:value-type="float" office:value="227058">
                <text:p>2270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68246">
                <text:p>1368246</text:p>
              </table:table-cell>
              <table:table-cell office:value-type="float" office:value="228906">
                <text:p>2289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80431">
                <text:p>1380431</text:p>
              </table:table-cell>
              <table:table-cell office:value-type="float" office:value="231779">
                <text:p>2317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89334">
                <text:p>1389334</text:p>
              </table:table-cell>
              <table:table-cell office:value-type="float" office:value="233783">
                <text:p>2337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96686">
                <text:p>1396686</text:p>
              </table:table-cell>
              <table:table-cell office:value-type="float" office:value="234797">
                <text:p>2347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01748">
                <text:p>1401748</text:p>
              </table:table-cell>
              <table:table-cell office:value-type="float" office:value="235697">
                <text:p>2356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03399">
                <text:p>1403399</text:p>
              </table:table-cell>
              <table:table-cell office:value-type="float" office:value="235812">
                <text:p>2358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04778">
                <text:p>1404778</text:p>
              </table:table-cell>
              <table:table-cell office:value-type="float" office:value="236077">
                <text:p>2360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6375">
                <text:p>1406375</text:p>
              </table:table-cell>
              <table:table-cell office:value-type="float" office:value="236117">
                <text:p>2361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07600">
                <text:p>1407600</text:p>
              </table:table-cell>
              <table:table-cell office:value-type="float" office:value="236224">
                <text:p>2362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08652">
                <text:p>1408652</text:p>
              </table:table-cell>
              <table:table-cell office:value-type="float" office:value="236290">
                <text:p>23629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10536">
                <text:p>1410536</text:p>
              </table:table-cell>
              <table:table-cell office:value-type="float" office:value="236389">
                <text:p>2363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11892">
                <text:p>1411892</text:p>
              </table:table-cell>
              <table:table-cell office:value-type="float" office:value="236489">
                <text:p>2364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12210">
                <text:p>1412210</text:p>
              </table:table-cell>
              <table:table-cell office:value-type="float" office:value="236554">
                <text:p>2365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12398">
                <text:p>1412398</text:p>
              </table:table-cell>
              <table:table-cell office:value-type="float" office:value="236570">
                <text:p>23657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12489">
                <text:p>1412489</text:p>
              </table:table-cell>
              <table:table-cell office:value-type="float" office:value="236591">
                <text:p>2365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12511">
                <text:p>1412511</text:p>
              </table:table-cell>
              <table:table-cell office:value-type="float" office:value="236608">
                <text:p>2366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12527">
                <text:p>1412527</text:p>
              </table:table-cell>
              <table:table-cell office:value-type="float" office:value="236615">
                <text:p>2366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12534">
                <text:p>1412534</text:p>
              </table:table-cell>
              <table:table-cell office:value-type="float" office:value="236617">
                <text:p>2366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12540">
                <text:p>1412540</text:p>
              </table:table-cell>
              <table:table-cell office:value-type="float" office:value="236620">
                <text:p>23662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12542">
                <text:p>1412542</text:p>
              </table:table-cell>
              <table:table-cell office:value-type="float" office:value="236621">
                <text:p>2366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12543">
                <text:p>1412543</text:p>
              </table:table-cell>
              <table:table-cell office:value-type="float" office:value="236622">
                <text:p>2366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